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71in" fo:margin-left="0in" fo:margin-top="0in" fo:margin-bottom="0in" table:align="left" style:writing-mode="page"/>
    </style:style>
    <style:style style:name="Table26.A" style:family="table-column">
      <style:table-column-properties style:column-width="1.8333in"/>
    </style:style>
    <style:style style:name="Table26.B" style:family="table-column">
      <style:table-column-properties style:column-width="2.5465in"/>
    </style:style>
    <style:style style:name="Table26.C" style:family="table-column">
      <style:table-column-properties style:column-width="2.5472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6d86b3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1666177" officeooo:paragraph-rsid="01666177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officeooo:paragraph-rsid="016ea307"/>
    </style:style>
    <style:style style:name="P10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6dde28" officeooo:paragraph-rsid="016ea307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7b4cbb" officeooo:paragraph-rsid="017b4cbb" style:font-size-asian="10pt" style:font-weight-asian="normal" style:font-size-complex="10pt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582208" officeooo:paragraph-rsid="017098bc" style:font-size-asian="10pt" style:font-weight-asian="normal" style:font-size-complex="10pt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fo:font-size="10pt" style:text-underline-style="none" fo:font-weight="normal" officeooo:rsid="014ad10c" officeooo:paragraph-rsid="017098bc" style:font-size-asian="10pt" style:font-weight-asian="normal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ad10c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8" style:family="paragraph" style:parent-style-name="Default">
      <style:paragraph-properties fo:text-align="center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753393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753393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6d86b3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7d032c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6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4" style:family="text">
      <style:text-properties style:use-window-font-color="true" loext:opacity="0%" style:font-name="Calibri" fo:font-size="10pt" style:font-size-asian="10pt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fo:font-size="10pt" style:text-underline-style="none" fo:font-weight="normal" officeooo:rsid="00cb6c50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fo:font-size="10pt" style:text-underline-style="none" fo:font-weight="normal" officeooo:rsid="00f525dd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fo:font-size="10pt" style:text-underline-style="none" fo:font-weight="normal" officeooo:rsid="01582208" style:font-size-asian="10pt" style:font-weight-asian="normal" style:font-size-complex="10pt"/>
    </style:style>
    <style:style style:name="T20" style:family="text">
      <style:text-properties style:use-window-font-color="true" loext:opacity="0%" style:text-line-through-style="none" style:text-line-through-type="none" fo:font-size="10pt" style:text-underline-style="none" fo:font-weight="normal" officeooo:rsid="016dde28" style:font-size-asian="10pt" style:font-weight-asian="normal" style:font-size-complex="10pt"/>
    </style:style>
    <style:style style:name="T21" style:family="text">
      <style:text-properties officeooo:rsid="017cb245"/>
    </style:style>
    <style:style style:name="T22" style:family="text">
      <style:text-properties fo:font-size="10pt" officeooo:rsid="005005ce" style:font-size-asian="10pt" style:font-size-complex="10pt"/>
    </style:style>
    <style:style style:name="T23" style:family="text">
      <style:text-properties fo:font-size="10pt" officeooo:rsid="0137f6f4" style:font-size-asian="10pt" style:font-size-complex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26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ra-e-Faisal, Karachi,</text:span></text:span></text:p>
      <text:p text:style-name="P1"><text:span text:style-name="Strong_20_Emphasis"><text:span text:style-name="T1">Tel: +9221 34380101-5</text:span></text:span></text:p>
      <text:p text:style-name="P2" loext:marker-style-name="T2"><text:span text:style-name="T3">September 1</text:span><text:span text:style-name="T4">, 2025</text:span></text:p>
      <text:p text:style-name="P3" loext:marker-style-name="T2"><text:span text:style-name="T5"><text:user-defined style:data-style-name="N0" text:name="ReferenceRecipient">FAMCO-MAK-EFERT-00027166-TRN-25-01</text:user-defined></text:span></text:p>
      <text:p text:style-name="P4" loext:marker-style-name="T2"><text:span text:style-name="T6">Transmission of Shares and Dividends – Late Mohammad Ayub Khan</text:span><text:span text:style-name="T7">, </text:span><text:span text:style-name="T8">CNIC</text:span><text:span text:style-name="T9">: </text:span><text:span text:style-name="T10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1"><text:user-defined style:data-style-name="N0" text:name="Company">ENGRO FERTILIZERS LIMITED</text:user-defined></text:span><text:span text:style-name="T11"><text:s/></text:span><text:span text:style-name="T12">(</text:span><text:span text:style-name="T12"><text:user-defined style:data-style-name="N0" text:name="CoTicker">EFERT</text:user-defined></text:span><text:span text:style-name="T12">)-</text:span><text:span text:style-name="T11"> Foli</text:span><text:span text:style-name="T13">o # </text:span><text:span text:style-name="T13"><text:user-defined style:data-style-name="N0" text:name="Folio1">00027166</text:user-defined></text:span></text:p>
        </text:list-item>
      </text:list>
      <text:p text:style-name="P6" loext:marker-style-name="T14"/>
      <text:p text:style-name="P7" loext:marker-style-name="T2"><text:span text:style-name="T15">Dear Sirs, </text:span><text:span text:style-name="T16"/></text:p>
      <text:p text:style-name="P8" loext:marker-style-name="T16"><text:span text:style-name="T16"/></text:p>
      <text:p text:style-name="P9" loext:marker-style-name="T2"><text:span text:style-name="T17">This come</text:span><text:span text:style-name="T18">s</text:span><text:span text:style-name="T17"> </text:span><text:span text:style-name="T19">connection with </text:span><text:span text:style-name="T20">the caption in response to your letter </text:span><text:span text:style-name="T20"><text:user-defined style:data-style-name="N0" text:name="ReferenceReceiving">E-FERT - 32701</text:user-defined></text:span><text:span text:style-name="T20"><text:s/>of February 12, 2025. </text:span></text:p>
      <text:p text:style-name="P10" loext:marker-style-name="T2"/>
      <text:p text:style-name="P11" loext:marker-style-name="T2">Enclosed please find Succession Certificate attested by Notary Public <text:span text:style-name="T21">to proceed further</text:span>.</text:p>
      <text:p text:style-name="P12" loext:marker-style-name="T2"/>
      <text:p text:style-name="P13" loext:marker-style-name="T2"/>
      <text:p text:style-name="P14" loext:marker-style-name="T2"><text:span text:style-name="T22">With this, </text:span><text:span text:style-name="T23">my brothers join me in a heartfelt appreciation of your efforts, and I remain, </text:span></text:p>
      <text:p text:style-name="P8" loext:marker-style-name="T16"/>
      <text:p text:style-name="P7" loext:marker-style-name="T2"><text:span text:style-name="T15">Yours Faithfully, </text:span><text:span text:style-name="T16"/></text:p>
      <text:p text:style-name="P15" loext:marker-style-name="T2"/>
      <text:p text:style-name="P15" loext:marker-style-name="T2"/>
      <text:p text:style-name="P15" loext:marker-style-name="T2"/>
      <text:p text:style-name="P7" loext:marker-style-name="T2"><text:span text:style-name="T24">_____________________</text:span><text:span text:style-name="T2"/>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5" loext:marker-style-name="T2"/>
            <text:p text:style-name="P7" loext:marker-style-name="T2"><text:span text:style-name="T6">Muhammad Ilyas Khan</text:span><text:span text:style-name="T25"/></text:p>
            <text:p text:style-name="P7" loext:marker-style-name="T2"><text:span text:style-name="T15">21, Ghulam Nabi Colony</text:span><text:span text:style-name="T16"/></text:p>
            <text:p text:style-name="P7" loext:marker-style-name="T2"><text:span text:style-name="T15">Samanabad, Lahore, 54500</text:span></text:p>
          </table:table-cell>
          <table:table-cell table:style-name="Table26.A1" office:value-type="string">
            <text:p text:style-name="P15" loext:marker-style-name="T2"/>
            <text:p text:style-name="P7" loext:marker-style-name="T2"><text:span text:style-name="T6">CNIC</text:span><text:span text:style-name="T15">: 35202-2834819-5</text:span></text:p>
            <text:p text:style-name="P16" loext:marker-style-name="T2"><text:span text:style-name="T26">Contact: </text:span><text:span text:style-name="T15">0301 443 0802</text:span></text:p>
            <text:p text:style-name="P17" loext:marker-style-name="T2"><text:span text:style-name="T6">Email</text:span><text:span text:style-name="T15">: Ilyas.Khan@yahoo.com</text:span></text:p>
          </table:table-cell>
          <table:table-cell table:style-name="Table26.A1" office:value-type="string">
            <text:p text:style-name="P18" loext:marker-style-name="T2">Signature:</text:p>
          </table:table-cell>
        </table:table-row>
        <table:table-row table:style-name="Table26.1">
          <table:table-cell table:style-name="Table26.A1" office:value-type="string">
            <text:p text:style-name="P15" loext:marker-style-name="T2"/>
          </table:table-cell>
          <table:table-cell table:style-name="Table26.A1" office:value-type="string">
            <text:p text:style-name="P15" loext:marker-style-name="T2"/>
          </table:table-cell>
          <table:table-cell table:style-name="Table26.A1" office:value-type="string">
            <text:p text:style-name="P19" loext:marker-style-name="T2"/>
          </table:table-cell>
        </table:table-row>
        <table:table-row table:style-name="Table26.1">
          <table:table-cell table:style-name="Table26.A1" office:value-type="string">
            <text:p text:style-name="P19" loext:marker-style-name="T2"/>
          </table:table-cell>
          <table:table-cell table:style-name="Table26.A1" office:value-type="string">
            <text:p text:style-name="P15" loext:marker-style-name="T2"/>
          </table:table-cell>
          <table:table-cell table:style-name="Table26.A1" office:value-type="string">
            <text:p text:style-name="P19" loext:marker-style-name="T2"/>
          </table:table-cell>
        </table:table-row>
      </table:table>
      <text:p text:style-name="P20" loext:marker-style-name="T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0208in"/>
    </style:style>
    <style:style style:name="Table20.B" style:family="table-column">
      <style:table-column-properties style:column-width="1.9063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9pt" fo:font-style="normal" style:font-size-asian="9pt" style:font-style-asian="normal" style:font-size-complex="9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9pt" officeooo:rsid="015255af" officeooo:paragraph-rsid="015255af" style:font-size-asian="9pt" style:font-size-complex="9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EFERT-00027166-TRN-25-01</text:user-defined></text:p>
            </table:table-cell>
            <table:table-cell table:style-name="Table20.A1" office:value-type="string">
              <text:p text:style-name="MP3">Page <text:page-number text:select-page="current">1</text:page-number><text:s/>of <text:page-count>1</text:page-count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5-28T18:34:31.256284800</meta:print-date>
    <dc:date>2025-08-28T21:46:08.845920900</dc:date>
    <meta:editing-cycles>715</meta:editing-cycles>
    <meta:editing-duration>P4DT1H30M56S</meta:editing-duration>
    <meta:generator>LibreOffice/25.8.0.4$Windows_X86_64 LibreOffice_project/48f00303701489684e67c38c28aff00cd5929e67</meta:generator>
    <meta:printed-by>MIK</meta:printed-by>
    <meta:document-statistic meta:table-count="2" meta:image-count="0" meta:object-count="0" meta:page-count="1" meta:paragraph-count="24" meta:word-count="116" meta:character-count="850" meta:non-whitespace-character-count="754"/>
    <meta:user-defined meta:name="CoTicker">EFERT</meta:user-defined>
    <meta:user-defined meta:name="Company">ENGRO FERTILIZERS LIMITED</meta:user-defined>
    <meta:user-defined meta:name="FatherCNIC">35200-1521538-7</meta:user-defined>
    <meta:user-defined meta:name="Folio1">00027166</meta:user-defined>
    <meta:user-defined meta:name="NewsPaperAd-Eng" meta:value-type="string"/>
    <meta:user-defined meta:name="NewsPaperAd-Urdu" meta:value-type="string"/>
    <meta:user-defined meta:name="ReferenceReceiving" meta:value-type="string">E-FERT - 32701</meta:user-defined>
    <meta:user-defined meta:name="ReferenceRecipient" meta:value-type="string">FAMCO-MAK-EFERT-00027166-TRN-25-01</meta:user-defined>
    <meta:user-defined meta:name="ShareTransferStamps" meta:value-type="string"/>
    <meta:user-defined meta:name="TotalShares" meta:value-type="string">249</meta:user-defined>
    <meta:user-defined meta:name="TotalSharesAvailable" meta:value-type="string">249</meta:user-defined>
    <meta:user-defined meta:name="TotalSharesMissing" meta:value-type="string">0</meta:user-defined>
  </office:meta>
</office:document-meta>
</file>